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3033" officeooo:paragraph-rsid="000d3033"/>
    </style:style>
    <style:style style:name="P2" style:family="paragraph" style:parent-style-name="Standard">
      <style:text-properties officeooo:rsid="000eba57" officeooo:paragraph-rsid="000eba57"/>
    </style:style>
    <style:style style:name="T1" style:family="text">
      <style:text-properties officeooo:rsid="000eba57"/>
    </style:style>
    <style:style style:name="T2" style:family="text">
      <style:text-properties officeooo:rsid="000ef1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Address of number in the main 0x7fffffffe25c</text:p>
      <text:p text:style-name="P1"/>
      <text:p text:style-name="P1">2. $1 = (int *) 0x7fffffffe25c</text:p>
      <text:p text:style-name="P1"/>
      <text:p text:style-name="P1">3. <text:s/>Yes they are displayed as the same so far. Both come out to 0x7fffffffe25c. From what I understand this function wants to get num through a cin. I’m still on line 40 above the cin so the variable has not changed even inside the function because it was declared so in main. If we were to enter something for the cin once this function is ran inside main then num would change because there is an &amp; symbol in the prototype making it more than just a local variable.</text:p>
      <text:p text:style-name="P1"/>
      <text:p text:style-name="P1">4. <text:span text:style-name="T1">Yes the value of number remains 15 even when going back into the main function on the current line with “minimum = number;” as I explained a little bit in the last question this is because inside the get_num void function int number contained an &amp; symbol making the integer entered for num carry back over to the main function.</text:span></text:p>
      <text:p text:style-name="P1"/>
      <text:p text:style-name="P2">5. cur_min: 15 cur_num: 15</text:p>
      <text:p text:style-name="P2"/>
      <text:p text:style-name="P2">6. Currently there is no difference integer wise but this function is set up (along with a loop inside the main function) to check if the current min is larger than the number typed in via current number. If the current min is larger there is an if statement to automatically adjust the number with cur=min = cur_num;. Therefor it could change depending on the number typed in the loop.</text:p>
      <text:p text:style-name="P2"/>
      <text:p text:style-name="P2">7. <text:span text:style-name="T2">cur_sum: 0 cur_num: 15. We have only typed in one number (15) so there is no sum yet. After the function runs it will add the two numbers together making the new sum 15 and await the next number to be ente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8T14:22:39.548478380</meta:creation-date>
    <dc:date>2021-10-08T15:00:27.491480977</dc:date>
    <meta:editing-duration>PT7M17S</meta:editing-duration>
    <meta:editing-cycles>1</meta:editing-cycles>
    <meta:document-statistic meta:table-count="0" meta:image-count="0" meta:object-count="0" meta:page-count="1" meta:paragraph-count="7" meta:word-count="283" meta:character-count="1498" meta:non-whitespace-character-count="1221"/>
    <meta:generator>LibreOffice/6.0.7.3$Linux_X86_64 LibreOffice_project/00m0$Build-3</meta:generator>
  </office:meta>
</office:document-meta>
</file>